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2pt" style:text-underline-style="none" fo:font-weight="normal" style:font-size-asian="10.5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name" text:name="name"/>
        <text:user-field-decl office:value-type="string" office:string-value="usersPara.firstName" text:name="usersPara.firstName"/>
        <text:user-field-decl office:value-type="string" office:string-value="usersPara.lastName" text:name="usersPara.lastName"/>
      </text:user-field-decls>
      <text:p text:style-name="Standard">Hello <text:user-field-get text:name="name">name</text:user-field-get></text:p>
      <text:p text:style-name="Standard"/>
      <text:p text:style-name="Standard"/>
      <text:p text:style-name="P1">Header</text:p>
      <text:p text:style-name="P1"/>
      <text:p text:style-name="P2">First name is <text:user-field-get text:name="usersPara.firstName">usersPara.firstName</text:user-field-get> last name is <text:user-field-get text:name="usersPara.lastName">usersPara.lastName</text:user-field-ge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gori </meta:initial-creator>
    <meta:creation-date>2011-06-04T12:14:00</meta:creation-date>
    <dc:date>2011-06-25T14:08:28</dc:date>
    <dc:creator>agori </dc:creator>
    <meta:editing-duration>PT2H3M40S</meta:editing-duration>
    <meta:editing-cycles>12</meta:editing-cycles>
    <meta:generator>LibreOffice/3.3$Linux LibreOffice_project/330m19$Build-202</meta:generator>
    <meta:document-statistic meta:table-count="0" meta:image-count="0" meta:object-count="0" meta:page-count="1" meta:paragraph-count="3" meta:word-count="11" meta:character-count="80"/>
  </office:meta>
</office:document-meta>
</file>